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0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6.177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4.633cm"/>
      <style:paragraph-properties style:writing-mode="lr-tb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48pt"/>
    </style:style>
    <style:style style:name="T1" style:family="text">
      <style:text-properties fo:font-size="42.7000007629395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8pt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177cm" svg:x="1.4cm" svg:y="-0.498cm" presentation:class="title" presentation:user-transformed="true">
          <draw:text-box>
            <text:p>Dalumas ir pirminiai skaičiai</text:p>
          </draw:text-box>
        </draw:frame>
        <draw:frame presentation:style-name="pr2" draw:text-style-name="P1" draw:layer="layout" svg:width="25.199cm" svg:height="12.179cm" svg:x="1.4cm" svg:y="4.913cm" presentation:class="subtitle">
          <draw:text-box>
            <text:p><text:span text:style-name="T1">Diskrečiosios struktūros</text:span></text:p>
            <text:p><text:span text:style-name="T1"/></text:p>
            <text:p><text:span text:style-name="T1">doc. dr. Martynas Pataši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kaičių teorij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Toliau paprastai bus nagrinėjami natūriniai skaičiai (ir, neretai, sveikieji skaičiai)</text:p>
              </text:list-item>
              <text:list-item>
                <text:p>Juos nagrinėjanti matematikos šaka vadinama skaičių teorij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Liekan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Natūrinio skaičiaus a dalybos iš natūrinio skaičiaus b liekana yra sveikasis skaičius d, kuriam galioja sąlyga:</text:p>
                <text:p/>
              </text:list-item>
              <text:list-item>
                <text:p>Analogiškai apibrėžti galima ir neigiamiems skaičiams </text:p>
              </text:list-item>
            </text:list>
          </draw:text-box>
        </draw:frame>
        <draw:frame draw:style-name="gr2" draw:text-style-name="P3" draw:layer="layout" svg:width="20.887cm" svg:height="1.172cm" svg:x="2.857cm" svg:y="11.82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Daluma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Sakysime, kad skaičius a dalijasi iš skaičiaus b, jei a dalybos iš b liekana yra lygi nuliui</text:p>
              </text:list-item>
              <text:list-item>
                <text:p>Tai bus žymima b|a</text:p>
              </text:list-item>
              <text:list-item>
                <text:p>Kitaip tariant,</text:p>
                <text:p/>
              </text:list-item>
              <text:list-item>
                <text:p>Pavyzdžiui, 2|4, 5|10, 3|3000</text:p>
              </text:list-item>
              <text:list-item>
                <text:p>Dalumas gali būti apibrėžtas ir neigiamiems skaičiams</text:p>
              </text:list-item>
            </text:list>
          </draw:text-box>
        </draw:frame>
        <draw:frame draw:style-name="gr2" draw:text-style-name="P3" draw:layer="layout" svg:width="13.194cm" svg:height="1.222cm" svg:x="1.844cm" svg:y="11.1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3.505cm" svg:x="1.4cm" svg:y="0.837cm" presentation:class="title" presentation:user-transformed="true">
          <draw:text-box>
            <text:p><text:span text:style-name="T2">Kai kurios dalumo savybės (1)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Jei du skaičiai dalijasi iš trečio, iš jo dalinsis ir jų suma</text:p>
                <text:p/>
              </text:list-item>
              <text:list-item>
                <text:p>Jei du skaičiai dalijasi iš trečio, iš jo dalinsis ir jų skirtumas</text:p>
                <text:p/>
              </text:list-item>
            </text:list>
          </draw:text-box>
        </draw:frame>
        <draw:frame draw:style-name="gr2" draw:text-style-name="P3" draw:layer="layout" svg:width="21.519cm" svg:height="2.508cm" svg:x="2.481cm" svg:y="8.49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22.151cm" svg:height="2.508cm" svg:x="2.6cm" svg:y="14.89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5" draw:layer="layout" svg:width="25.199cm" svg:height="3.505cm" svg:x="1.4cm" svg:y="0.837cm" presentation:class="title" presentation:user-transformed="true">
          <draw:text-box>
            <text:p><text:span text:style-name="T3">Kai kurios dalumo savybės (2)</text:span>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Jei vienas skaičius dalijasi iš kito, iš pastarojo dalinsis ir pirmojo skaičiaus sandauga su bet kuriuo sveikuoju skaičiumi</text:p>
              </text:list-item>
            </text:list>
          </draw:text-box>
        </draw:frame>
        <draw:frame draw:style-name="gr2" draw:text-style-name="P3" draw:layer="layout" svg:width="19.233cm" svg:height="2.508cm" svg:x="2.4cm" svg:y="12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Daliklis ir kartotini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Skaičiaus daliklis yra skaičius, iš kurio jis dalijasi</text:p>
                <text:list>
                  <text:list-item>
                    <text:p>Kitaip tariant, skaičius b yra skaičiaus a daliklis tada, kai b|a</text:p>
                  </text:list-item>
                  <text:list-item>
                    <text:p>Pavyzdžiui, skaičiaus 10 dalikliai yra 2 ir 5</text:p>
                  </text:list-item>
                </text:list>
              </text:list-item>
              <text:list-item>
                <text:p>Skaičiaus kartotinis yra skaičius, kuris iš jo dalijasi</text:p>
                <text:list>
                  <text:list-item>
                    <text:p>Kitaip tariant, kai b|a, a yra b kartotinis</text:p>
                  </text:list-item>
                  <text:list-item>
                    <text:p>Pavyzdžiui, skaičiaus 10 kartotiniai yra 20, 30, 40 ir t.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4.633cm" svg:x="1.4cm" svg:y="0.273cm" presentation:class="title" presentation:user-transformed="true">
          <draw:text-box>
            <text:p>Bendras didžiausias dalikli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Bendras didžiausias daliklis (BDD) – didžiausias iš skaičių, iš kurių dalijasi duoti skaičiai</text:p>
                <text:p/>
              </text:list-item>
              <text:list-item>
                <text:p>Paprastai nagrinėjamas dviejų skaičių bendras didžiausias daliklis</text:p>
              </text:list-item>
            </text:list>
          </draw:text-box>
        </draw:frame>
        <draw:frame draw:style-name="gr2" draw:text-style-name="P3" draw:layer="layout" svg:width="23.139cm" svg:height="1.345cm" svg:x="2.4cm" svg:y="10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Pirminiai skaičiai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Pirminiai skaičiai yra tokie skaičiai, kurie dalijasi tik iš vieneto ir savęs</text:p>
                <text:list>
                  <text:list-item>
                    <text:p>Vienetas pirminiu paprastai nelaikomas</text:p>
                  </text:list-item>
                </text:list>
              </text:list-item>
              <text:list-item>
                <text:p>Kitaip tariant, skaičius n yra pirminis, kai teisinga sąlyga:</text:p>
                <text:p/>
              </text:list-item>
              <text:list-item>
                <text:p>Pirminiai skaičiai yra 2, 3, 5, 7, 11, 13, 17 ir t.t.</text:p>
              </text:list-item>
            </text:list>
          </draw:text-box>
        </draw:frame>
        <draw:frame draw:style-name="gr2" draw:text-style-name="P3" draw:layer="layout" svg:width="14.772cm" svg:height="1.265cm" svg:x="2.4cm" svg:y="12.7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4.633cm" svg:x="1.4cm" svg:y="0.273cm" presentation:class="title" presentation:user-transformed="true">
          <draw:text-box>
            <text:p>Tarpusavyje pirminiai skaičiai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Tarpusavyje pirminiai skaičiai yra skaičiai, kurių bendras daliklis yra tik vienetas</text:p>
                <text:list>
                  <text:list-item>
                    <text:p>Kitaip tariant, jų didžiausias bendras daliklis yra vienetas</text:p>
                  </text:list-item>
                </text:list>
              </text:list-item>
              <text:list-item>
                <text:p>Pavyzdžiui, tarpusavyje pirminiai skaičiai yra 2 ir 3, 4 ir 9, 6 ir 35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199cm" svg:height="4.633cm" svg:x="1.4cm" svg:y="0.273cm" presentation:class="title" presentation:user-transformed="true">
          <draw:text-box>
            <text:p>Pagrindinė aritmetikos teorema</text:p>
          </draw:text-box>
        </draw:frame>
        <draw:frame presentation:style-name="pr5" draw:layer="layout" svg:width="25.199cm" svg:height="12.179cm" svg:x="1.4cm" svg:y="4.906cm" presentation:class="outline" presentation:user-transformed="true">
          <draw:text-box>
            <text:list text:style-name="L2">
              <text:list-item>
                <text:p>„Pagrindinė aritmetikos teorema“ teigia, kad kiekvieną natūrinį skaičių galima išskaidyti į pirminių daliklių sandaugą vienu ir tik vienu būdu</text:p>
                <text:p/>
              </text:list-item>
              <text:list-item>
                <text:p>Pavyzdžiui:</text:p>
                <text:p/>
              </text:list-item>
              <text:list-item>
                <text:p>Tai yra ir viena iš pagrindinių priežasčių, kodėl vienetas nėra priskiriamas prie pirminių skaičių</text:p>
                <text:list>
                  <text:list-item>
                    <text:p>Jei vienetas būtų pirminis skaičius, būtų galima gauti kelis skirtingus išskaidymus vis pridedant daugybą iš vieneto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01cm" svg:height="1.317cm" svg:x="2.4cm" svg:y="11.2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3" draw:layer="layout" svg:width="12.472cm" svg:height="1.168cm" svg:x="3.023cm" svg:y="17.6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14.288cm" svg:height="2.368cm" svg:x="2cm" svg:y="7.8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Kiek yra pirminių skaičių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Euklido teorema teigia, kad pirminių skaičių yra be galo daug</text:p>
              </text:list-item>
              <text:list-item>
                <text:p>Įrodymas:</text:p>
                <text:list>
                  <text:list-item>
                    <text:p>Tarkime, kad taip nėra</text:p>
                  </text:list-item>
                  <text:list-item>
                    <text:p>Tada turime baigtinę pirminių skaičių aibę iš p<text:span text:style-name="T4">1</text:span>, p<text:span text:style-name="T4">2</text:span>, ..., p<text:span text:style-name="T4">n</text:span></text:p>
                  </text:list-item>
                  <text:list-item>
                    <text:p>Sudauginkime visus juos (gausime P) ir pridėkime vienetą (gausime P+1)</text:p>
                  </text:list-item>
                  <text:list-item>
                    <text:p>Gautasis skaičius (P+1) arba yra pirminis, arba nėra</text:p>
                    <text:list>
                      <text:list-item>
                        <text:p>Jei jis pirminis, turime naują pirminį skaičių – gauname prieštaravimą</text:p>
                      </text:list-item>
                      <text:list-item>
                        <text:p>Jei jis nėra pirminis, jis arba dalinsis iš pirminio skaičiaus iš turimo sąrašo arba <text:s/>iš pirminio skaičiaus ne iš sąrašo</text:p>
                        <text:list>
                          <text:list-item>
                            <text:p>Jei jis dalijasi iš pirminio skaičiaus, kurio sąraše nėra, gauname prieštaravimą</text:p>
                          </text:list-item>
                          <text:list-item>
                            <text:p>Jei jis dalijasi iš pirminio skaičiaus, kuris sąraše yra (p<text:span text:style-name="T4">k</text:span>), tai iš šio skaičiaus dalijasi ir P ir P+1</text:p>
                          </text:list-item>
                          <text:list-item>
                            <text:p>Tada iš p<text:span text:style-name="T4">k</text:span> turi dalintis ir šių skaičių skirtumas – vienetas</text:p>
                          </text:list-item>
                          <text:list-item>
                            <text:p>Bet vienetas nesidalija iš jokio pirminio skaičiaus – gauname prieštaravimą</text:p>
                          </text:list-item>
                        </text:list>
                      </text:list-item>
                    </text:list>
                  </text:list-item>
                  <text:list-item>
                    <text:p>Visais atvejais gauname prieštaravimą, tad teorema įrody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4" draw:layer="layout" svg:width="25.199cm" svg:height="3.505cm" svg:x="1.4cm" svg:y="0.837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tynas Patašius</meta:initial-creator>
    <meta:creation-date>2019-01-12T12:45:44.950000000</meta:creation-date>
    <dc:date>2020-10-18T23:27:41.628000000</dc:date>
    <meta:editing-duration>PT53M29S</meta:editing-duration>
    <meta:editing-cycles>9</meta:editing-cycles>
    <meta:generator>LibreOffice/7.0.0.3$Windows_X86_64 LibreOffice_project/8061b3e9204bef6b321a21033174034a5e2ea88e</meta:generator>
    <dc:creator>Martynas Patašius</dc:creator>
    <meta:document-statistic meta:object-count="82"/>
  </office:meta>
</office:document-meta>
</file>

<file path=Object 1/content.xml><?xml version="1.0" encoding="utf-8"?>
<math xmlns="http://www.w3.org/1998/Math/MathML" display="block">
  <semantics>
    <mstyle mathsize="30pt">
      <mrow>
        <mrow>
          <mi>b</mi>
          <mo stretchy="false">∣</mo>
          <mi>a</mi>
        </mrow>
        <mo stretchy="false">⇔</mo>
        <mo stretchy="false">∃</mo>
        <mrow>
          <mi>x</mi>
          <mo stretchy="false">∈</mo>
          <mi mathvariant="normal">ℕ</mi>
        </mrow>
        <mi mathvariant="normal">:</mi>
        <mrow>
          <mrow>
            <mi>x</mi>
            <mo stretchy="false">⋅</mo>
            <mi>b</mi>
          </mrow>
          <mo stretchy="false">=</mo>
          <mi>a</mi>
        </mrow>
        <mi>,</mi>
        <mspace width="0.5em"/>
        <mi>a</mi>
        <mi>,</mi>
        <mrow>
          <mi>b</mi>
          <mo stretchy="false">∈</mo>
          <mi mathvariant="normal">ℕ</mi>
        </mrow>
      </mrow>
    </mstyle>
    <annotation encoding="StarMath 5.0">size 30 { b divides a dlrarrow exists x in setN : x cdot b = a, ` a, b in setN}</annotation>
  </semantics>
</math>
</file>

<file path=Object 10/content.xml><?xml version="1.0" encoding="utf-8"?>
<math xmlns="http://www.w3.org/1998/Math/MathML" display="block">
  <semantics>
    <mstyle mathsize="30pt">
      <mrow>
        <mi>a</mi>
        <mi mathvariant="italic">mod</mi>
        <mrow>
          <mi>b</mi>
          <mo stretchy="false">=</mo>
          <mi>d</mi>
        </mrow>
        <mo stretchy="false">⇔</mo>
        <mo stretchy="false">∃</mo>
        <mrow>
          <mi>k</mi>
          <mo stretchy="false">∈</mo>
          <mi mathvariant="normal">ℤ</mi>
        </mrow>
        <mi mathvariant="normal">:</mi>
        <mrow>
          <mi>a</mi>
          <mo stretchy="false">=</mo>
          <mrow>
            <mrow>
              <mi>b</mi>
              <mo stretchy="false">⋅</mo>
              <mi>k</mi>
            </mrow>
            <mo stretchy="false">+</mo>
            <mi>d</mi>
          </mrow>
        </mrow>
        <mi>,</mi>
        <mrow>
          <mn>0</mn>
          <mo stretchy="false">≤</mo>
          <mi>d</mi>
          <mo stretchy="false">&lt;</mo>
          <mrow>
            <mo fence="true" stretchy="true">|</mo>
            <mrow>
              <mi>b</mi>
            </mrow>
            <mo fence="true" stretchy="true">|</mo>
          </mrow>
        </mrow>
        <mi>,</mi>
        <mrow>
          <mi>d</mi>
          <mo stretchy="false">∈</mo>
          <mi mathvariant="normal">ℤ</mi>
        </mrow>
      </mrow>
    </mstyle>
    <annotation encoding="StarMath 5.0">size 30 { a mod b = d dlrarrow exists k in setZ : a = b cdot k + d, 0 &lt;= d &lt;  abs{b}, d in setZ }</annotation>
  </semantics>
</math>
</file>

<file path=Object 2/content.xml><?xml version="1.0" encoding="utf-8"?>
<math xmlns="http://www.w3.org/1998/Math/MathML" display="block">
  <semantics>
    <mstyle mathsize="30pt">
      <mrow>
        <mi mathvariant="italic">BDD</mi>
        <mrow>
          <mrow>
            <mo fence="true" stretchy="false">(</mo>
            <mrow>
              <mrow>
                <msub>
                  <mi>a</mi>
                  <mn>1,</mn>
                </msub>
                <msub>
                  <mi>a</mi>
                  <mn>2,</mn>
                </msub>
                <mn>...</mn>
                <mi>,</mi>
                <msub>
                  <mi>a</mi>
                  <mi>k</mi>
                </msub>
              </mrow>
            </mrow>
            <mo fence="true" stretchy="false">)</mo>
          </mrow>
          <mo stretchy="false">=</mo>
          <mi mathvariant="italic">max</mi>
        </mrow>
        <mrow>
          <mo fence="true" stretchy="false">(</mo>
          <mrow>
            <mi>b</mi>
          </mrow>
          <mo fence="true" stretchy="false">)</mo>
        </mrow>
        <mi mathvariant="normal">:</mi>
        <mrow>
          <mrow>
            <mo fence="true" stretchy="false">(</mo>
            <mrow>
              <mrow>
                <mi>b</mi>
                <mo stretchy="false">∣</mo>
                <msub>
                  <mi>a</mi>
                  <mn>1</mn>
                </msub>
              </mrow>
            </mrow>
            <mo fence="true" stretchy="false">)</mo>
          </mrow>
          <mo stretchy="false">∧</mo>
          <mrow>
            <mo fence="true" stretchy="false">(</mo>
            <mrow>
              <mrow>
                <mi>b</mi>
                <mo stretchy="false">∣</mo>
                <msub>
                  <mi>a</mi>
                  <mn>2</mn>
                </msub>
              </mrow>
            </mrow>
            <mo fence="true" stretchy="false">)</mo>
          </mrow>
          <mo stretchy="false">∧</mo>
          <mn>...</mn>
          <mo stretchy="false">∧</mo>
          <mrow>
            <mo fence="true" stretchy="false">(</mo>
            <mrow>
              <mrow>
                <mi>b</mi>
                <mo stretchy="false">∣</mo>
                <msub>
                  <mi>a</mi>
                  <mi>k</mi>
                </msub>
              </mrow>
            </mrow>
            <mo fence="true" stretchy="false">)</mo>
          </mrow>
        </mrow>
      </mrow>
    </mstyle>
    <annotation encoding="StarMath 5.0">size 30 { BDD(a_1, a_2, ..., a_k) = max(b) : (b divides a_1) and (b divides a_2) and ... and (b divides a_k) }</annotation>
  </semantics>
</math>
</file>

<file path=Object 3/content.xml><?xml version="1.0" encoding="utf-8"?>
<math xmlns="http://www.w3.org/1998/Math/MathML" display="block">
  <semantics>
    <mstyle mathsize="30pt">
      <mrow>
        <mrow>
          <mrow>
            <mo fence="true" stretchy="false">(</mo>
            <mrow>
              <mrow>
                <mi>n</mi>
                <mo stretchy="false">&gt;</mo>
                <mn>1</mn>
              </mrow>
            </mrow>
            <mo fence="true" stretchy="false">)</mo>
          </mrow>
          <mo stretchy="false">∧</mo>
          <mrow>
            <mo stretchy="false">¬</mo>
            <mo stretchy="false">∃</mo>
          </mrow>
        </mrow>
        <mrow>
          <mi>x</mi>
          <mo stretchy="false">∈</mo>
          <mi mathvariant="normal">ℕ</mi>
        </mrow>
        <mi mathvariant="normal">:</mi>
        <mrow>
          <mrow>
            <mo fence="true" stretchy="false">(</mo>
            <mrow>
              <mrow>
                <mi>x</mi>
                <mo stretchy="false">∣</mo>
                <mi>n</mi>
              </mrow>
            </mrow>
            <mo fence="true" stretchy="false">)</mo>
          </mrow>
          <mo stretchy="false">∧</mo>
          <mrow>
            <mo fence="true" stretchy="false">(</mo>
            <mrow>
              <mrow>
                <mn>1</mn>
                <mo stretchy="false">&lt;</mo>
                <mi>x</mi>
                <mo stretchy="false">&lt;</mo>
                <mi>n</mi>
              </mrow>
            </mrow>
            <mo fence="true" stretchy="false">)</mo>
          </mrow>
        </mrow>
      </mrow>
    </mstyle>
    <annotation encoding="StarMath 5.0">size 30 { ( n &gt; 1 ) and neg exists x in setN : ( x divides n ) and ( 1 &lt; x &lt; n ) }</annotation>
  </semantics>
</math>
</file>

<file path=Object 4/content.xml><?xml version="1.0" encoding="utf-8"?>
<math xmlns="http://www.w3.org/1998/Math/MathML" display="block">
  <semantics>
    <mstyle mathsize="30pt">
      <mrow>
        <mrow>
          <mn>10</mn>
          <mo stretchy="false">=</mo>
          <mrow>
            <mn>2</mn>
            <mo stretchy="false">⋅</mo>
            <mn>5,</mn>
          </mrow>
        </mrow>
        <mspace width="0.5em"/>
        <mrow>
          <mn>12</mn>
          <mo stretchy="false">=</mo>
          <mrow>
            <mn>2</mn>
            <mo stretchy="false">⋅</mo>
            <mn>2</mn>
            <mo stretchy="false">⋅</mo>
            <mn>3</mn>
          </mrow>
          <mo stretchy="false">=</mo>
          <mrow>
            <msup>
              <mn>2</mn>
              <mn>2</mn>
            </msup>
            <mo stretchy="false">⋅</mo>
            <mn>3</mn>
          </mrow>
        </mrow>
      </mrow>
    </mstyle>
    <annotation encoding="StarMath 5.0">size 30 { 10 = 2 cdot 5, ` 12 = 2 cdot 2 cdot 3 = 2^2 cdot 3 }</annotation>
  </semantics>
</math>
</file>

<file path=Object 5/content.xml><?xml version="1.0" encoding="utf-8"?>
<math xmlns="http://www.w3.org/1998/Math/MathML" display="block">
  <semantics>
    <mstyle mathsize="30pt">
      <mrow>
        <mn>10</mn>
        <mo stretchy="false">=</mo>
        <mrow>
          <mn>2</mn>
          <mo stretchy="false">⋅</mo>
          <mn>5</mn>
        </mrow>
        <mo stretchy="false">=</mo>
        <mrow>
          <mn>1</mn>
          <mo stretchy="false">⋅</mo>
          <mn>2</mn>
          <mo stretchy="false">⋅</mo>
          <mn>5</mn>
        </mrow>
        <mo stretchy="false">=</mo>
        <mrow>
          <mn>1</mn>
          <mo stretchy="false">⋅</mo>
          <mn>1</mn>
          <mo stretchy="false">⋅</mo>
          <mn>2</mn>
          <mo stretchy="false">⋅</mo>
          <mn>5</mn>
        </mrow>
        <mo stretchy="false">=</mo>
        <mn>...</mn>
      </mrow>
    </mstyle>
    <annotation encoding="StarMath 5.0">size 30 { 10 = 2 cdot 5 = 1 cdot 2 cdot 5 = 1 cdot 1 cdot 2 cdot 5 = ... }</annotation>
  </semantics>
</math>
</file>

<file path=Object 6/content.xml><?xml version="1.0" encoding="utf-8"?>
<math xmlns="http://www.w3.org/1998/Math/MathML" display="block">
  <semantics>
    <mstyle mathsize="25pt">
      <mrow>
        <mrow>
          <mi>n</mi>
          <mo stretchy="false">=</mo>
          <mrow>
            <msubsup>
              <mi>p</mi>
              <mn>1</mn>
              <msub>
                <mi>n</mi>
                <mn>1</mn>
              </msub>
            </msubsup>
            <mo stretchy="false">⋅</mo>
            <msubsup>
              <mi>p</mi>
              <mn>2</mn>
              <msub>
                <mi>n</mi>
                <mn>2</mn>
              </msub>
            </msubsup>
            <mo stretchy="false">⋅</mo>
            <mn>...</mn>
            <mo stretchy="false">⋅</mo>
            <msubsup>
              <mi>p</mi>
              <mi>k</mi>
              <msub>
                <mi>n</mi>
                <mi>k</mi>
              </msub>
            </msubsup>
          </mrow>
          <mo stretchy="false">=</mo>
          <mrow>
            <munderover>
              <mo stretchy="false">∏</mo>
              <mrow>
                <mi>i</mi>
                <mo stretchy="false">=</mo>
                <mn>1</mn>
              </mrow>
              <mi>k</mi>
            </munderover>
            <msubsup>
              <mi>p</mi>
              <mi>i</mi>
              <msub>
                <mi>n</mi>
                <mi>i</mi>
              </msub>
            </msubsup>
          </mrow>
        </mrow>
        <mi>,</mi>
        <mspace width="0.5em"/>
        <mrow>
          <msub>
            <mi>n</mi>
            <mi>i</mi>
          </msub>
          <mo stretchy="false">&gt;</mo>
          <mn>0,</mn>
        </mrow>
        <mspace width="0.5em"/>
        <mrow>
          <msub>
            <mi>p</mi>
            <mi>i</mi>
          </msub>
          <mo stretchy="false">&lt;</mo>
          <msub>
            <mi>p</mi>
            <mrow>
              <mi>i</mi>
              <mo stretchy="false">+</mo>
              <mn>1</mn>
            </mrow>
          </msub>
        </mrow>
      </mrow>
    </mstyle>
    <annotation encoding="StarMath 5.0">size 25 { n = p_{1}^{n_{1}} cdot p_{2}^{n_{2}} cdot ... cdot p_{k}^{n_{k}} = prod from {i = 1} to {k} {p_{i}^{n_{i}}}, ` n_{i} &gt; 0, ` p_{i} &lt; p_{i+1} }</annotation>
  </semantics>
</math>
</file>

<file path=Object 7/content.xml><?xml version="1.0" encoding="utf-8"?>
<math xmlns="http://www.w3.org/1998/Math/MathML" display="block">
  <semantics>
    <mtable>
      <mtr>
        <mtd>
          <mstyle mathsize="30pt">
            <mrow>
              <mrow>
                <mi>m</mi>
                <mo stretchy="false">∣</mo>
                <mrow>
                  <mi>a</mi>
                  <mo stretchy="false">∧</mo>
                  <mi>m</mi>
                </mrow>
                <mo stretchy="false">∣</mo>
                <mi>b</mi>
              </mrow>
              <mo stretchy="false">⇒</mo>
              <mo stretchy="false">∃</mo>
              <mi>p</mi>
              <mi>,</mi>
              <mrow>
                <mi>q</mi>
                <mo stretchy="false">∈</mo>
                <mi mathvariant="normal">ℤ</mi>
              </mrow>
              <mi mathvariant="normal">:</mi>
              <mrow>
                <mi>a</mi>
                <mo stretchy="false">=</mo>
                <mrow>
                  <mi mathvariant="italic">pm</mi>
                  <mo stretchy="false">∧</mo>
                  <mi>b</mi>
                </mrow>
                <mo stretchy="false">=</mo>
                <mi mathvariant="italic">qm</mi>
              </mrow>
              <mo stretchy="false">⇒</mo>
            </mrow>
          </mstyle>
        </mtd>
      </mtr>
      <mtr>
        <mtd>
          <mstyle mathsize="30pt">
            <mrow>
              <mo stretchy="false">⇒</mo>
              <mo stretchy="false">∃</mo>
              <mi>p</mi>
              <mi>,</mi>
              <mrow>
                <mi>q</mi>
                <mo stretchy="false">∈</mo>
                <mi mathvariant="normal">ℤ</mi>
              </mrow>
              <mi mathvariant="normal">:</mi>
              <mrow>
                <mrow>
                  <mi>a</mi>
                  <mo stretchy="false">+</mo>
                  <mi>b</mi>
                </mrow>
                <mo stretchy="false">=</mo>
                <mrow>
                  <mi mathvariant="italic">pm</mi>
                  <mo stretchy="false">+</mo>
                  <mi mathvariant="italic">qm</mi>
                </mrow>
                <mo stretchy="false">=</mo>
                <mrow>
                  <mrow>
                    <mo fence="true" stretchy="false">(</mo>
                    <mrow>
                      <mrow>
                        <mi>p</mi>
                        <mo stretchy="false">+</mo>
                        <mi>q</mi>
                      </mrow>
                    </mrow>
                    <mo fence="true" stretchy="false">)</mo>
                  </mrow>
                  <mo stretchy="false">⋅</mo>
                  <mi>m</mi>
                </mrow>
              </mrow>
              <mo stretchy="false">⇒</mo>
              <mrow>
                <mi>m</mi>
                <mo stretchy="false">∣</mo>
                <mrow>
                  <mo fence="true" stretchy="false">(</mo>
                  <mrow>
                    <mrow>
                      <mi>a</mi>
                      <mo stretchy="false">+</mo>
                      <mi>b</mi>
                    </mrow>
                  </mrow>
                  <mo fence="true" stretchy="false">)</mo>
                </mrow>
              </mrow>
            </mrow>
          </mstyle>
        </mtd>
      </mtr>
    </mtable>
    <annotation encoding="StarMath 5.0">size 30 { m divides a and m divides b drarrow exists p, q in setZ : a = pm and b = qm drarrow } newline size 30 { drarrow exists p, q in setZ : a + b = pm + qm = (p + q) cdot m drarrow m divides (a + b) }</annotation>
  </semantics>
</math>
</file>

<file path=Object 8/content.xml><?xml version="1.0" encoding="utf-8"?>
<math xmlns="http://www.w3.org/1998/Math/MathML" display="block">
  <semantics>
    <mtable>
      <mtr>
        <mtd>
          <mstyle mathsize="30pt">
            <mrow>
              <mrow>
                <mi>m</mi>
                <mo stretchy="false">∣</mo>
                <mrow>
                  <mi>a</mi>
                  <mo stretchy="false">∧</mo>
                  <mi>m</mi>
                </mrow>
                <mo stretchy="false">∣</mo>
                <mi>b</mi>
              </mrow>
              <mo stretchy="false">⇒</mo>
              <mo stretchy="false">∃</mo>
              <mi>p</mi>
              <mi>,</mi>
              <mrow>
                <mi>q</mi>
                <mo stretchy="false">∈</mo>
                <mi mathvariant="normal">ℤ</mi>
              </mrow>
              <mi mathvariant="normal">:</mi>
              <mrow>
                <mi>a</mi>
                <mo stretchy="false">=</mo>
                <mrow>
                  <mi mathvariant="italic">pm</mi>
                  <mo stretchy="false">∧</mo>
                  <mi>b</mi>
                </mrow>
                <mo stretchy="false">=</mo>
                <mi mathvariant="italic">qm</mi>
              </mrow>
              <mo stretchy="false">⇒</mo>
            </mrow>
          </mstyle>
        </mtd>
      </mtr>
      <mtr>
        <mtd>
          <mstyle mathsize="30pt">
            <mrow>
              <mo stretchy="false">⇒</mo>
              <mo stretchy="false">∃</mo>
              <mi>p</mi>
              <mi>,</mi>
              <mrow>
                <mi>q</mi>
                <mo stretchy="false">∈</mo>
                <mi mathvariant="normal">ℤ</mi>
              </mrow>
              <mi mathvariant="normal">:</mi>
              <mrow>
                <mrow>
                  <mi>a</mi>
                  <mo stretchy="false">−</mo>
                  <mi>b</mi>
                </mrow>
                <mo stretchy="false">=</mo>
                <mrow>
                  <mi mathvariant="italic">pm</mi>
                  <mo stretchy="false">−</mo>
                  <mi mathvariant="italic">qm</mi>
                </mrow>
                <mo stretchy="false">=</mo>
                <mrow>
                  <mrow>
                    <mo fence="true" stretchy="false">(</mo>
                    <mrow>
                      <mrow>
                        <mi>p</mi>
                        <mo stretchy="false">−</mo>
                        <mi>q</mi>
                      </mrow>
                    </mrow>
                    <mo fence="true" stretchy="false">)</mo>
                  </mrow>
                  <mo stretchy="false">⋅</mo>
                  <mi>m</mi>
                </mrow>
              </mrow>
              <mo stretchy="false">⇒</mo>
              <mrow>
                <mi>m</mi>
                <mo stretchy="false">∣</mo>
                <mrow>
                  <mo fence="true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stretchy="false">)</mo>
                </mrow>
              </mrow>
            </mrow>
          </mstyle>
        </mtd>
      </mtr>
    </mtable>
    <annotation encoding="StarMath 5.0">size 30 { m divides a and m divides b drarrow exists p, q in setZ : a = pm and b = qm drarrow } newline size 30 { drarrow exists p, q in setZ : a - b = pm - qm = (p - q) cdot m drarrow m divides (a - b) }</annotation>
  </semantics>
</math>
</file>

<file path=Object 9/content.xml><?xml version="1.0" encoding="utf-8"?>
<math xmlns="http://www.w3.org/1998/Math/MathML" display="block">
  <semantics>
    <mtable>
      <mtr>
        <mtd>
          <mstyle mathsize="30pt">
            <mrow>
              <mrow>
                <mi>m</mi>
                <mo stretchy="false">∣</mo>
                <mi>a</mi>
              </mrow>
              <mo stretchy="false">⇒</mo>
              <mo stretchy="false">∃</mo>
              <mrow>
                <mi>p</mi>
                <mo stretchy="false">∈</mo>
                <mi mathvariant="normal">ℤ</mi>
              </mrow>
              <mi mathvariant="normal">:</mi>
              <mrow>
                <mi>a</mi>
                <mo stretchy="false">=</mo>
                <mi mathvariant="italic">pm</mi>
              </mrow>
              <mo stretchy="false">⇒</mo>
            </mrow>
          </mstyle>
        </mtd>
      </mtr>
      <mtr>
        <mtd>
          <mstyle mathsize="30pt">
            <mrow>
              <mo stretchy="false">⇒</mo>
              <mo stretchy="false">∃</mo>
              <mrow>
                <mi>p</mi>
                <mo stretchy="false">∈</mo>
                <mi mathvariant="normal">ℤ</mi>
              </mrow>
              <mi mathvariant="normal">:</mi>
              <mrow>
                <mrow>
                  <mi>k</mi>
                  <mo stretchy="false">⋅</mo>
                  <mi>a</mi>
                </mrow>
                <mo stretchy="false">=</mo>
                <mrow>
                  <mi>k</mi>
                  <mo stretchy="false">⋅</mo>
                  <mrow>
                    <mo fence="true" stretchy="false">(</mo>
                    <mrow>
                      <mrow>
                        <mi>p</mi>
                        <mo stretchy="false">⋅</mo>
                        <mi>m</mi>
                      </mrow>
                    </mrow>
                    <mo fence="true" stretchy="false">)</mo>
                  </mrow>
                </mrow>
                <mo stretchy="false">=</mo>
                <mrow>
                  <mrow>
                    <mo fence="true" stretchy="false">(</mo>
                    <mrow>
                      <mrow>
                        <mi>p</mi>
                        <mo stretchy="false">⋅</mo>
                        <mi>k</mi>
                      </mrow>
                    </mrow>
                    <mo fence="true" stretchy="false">)</mo>
                  </mrow>
                  <mo stretchy="false">⋅</mo>
                  <mi>m</mi>
                </mrow>
              </mrow>
              <mo stretchy="false">⇒</mo>
              <mrow>
                <mi>m</mi>
                <mo stretchy="false">∣</mo>
                <mrow>
                  <mo fence="true" stretchy="false">(</mo>
                  <mrow>
                    <mrow>
                      <mi>k</mi>
                      <mo stretchy="false">⋅</mo>
                      <mi>a</mi>
                    </mrow>
                  </mrow>
                  <mo fence="true" stretchy="false">)</mo>
                </mrow>
              </mrow>
            </mrow>
          </mstyle>
        </mtd>
      </mtr>
    </mtable>
    <annotation encoding="StarMath 5.0">size 30 { m divides a drarrow exists p in setZ : a = pm drarrow } newline
size 30 { drarrow exists p in setZ : k cdot a = k cdot ( p cdot m ) = ( p cdot k ) cdot m drarrow m divides (k cdot a) }</annotation>
  </semantics>
</math>
</file>